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Fine_20_Dashed" draw:marker-start="" draw:marker-end="Arrow" draw:marker-end-width="0.3cm" draw:fill="none" draw:textarea-vertical-align="middle"/>
    </style:style>
    <style:style style:name="gr4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subtitle">
      <style:graphic-properties draw:fill-color="#ffffff" draw:auto-grow-height="true" fo:min-height="12.179cm"/>
    </style:style>
    <style:style style:name="P1" style:family="paragraph">
      <style:text-properties fo:color="#ff6633" fo:text-shadow="1pt 1pt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text-properties fo:color="#ff6633" fo:font-weight="bold" style:font-weight-asian="bold" style:font-weight-complex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weight="normal" style:font-weight-asian="normal" style:font-weight-complex="normal"/>
    </style:style>
    <style:style style:name="P6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32pt" fo:font-weight="normal" style:font-weight-asian="normal" style:font-weight-complex="normal"/>
    </style:style>
    <style:style style:name="P7" style:family="paragraph">
      <style:paragraph-properties fo:text-align="start"/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  <style:text-properties fo:color="#00ae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1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15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color="#000000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3" style:family="text">
      <style:text-properties fo:color="#000000" fo:font-family="Arial" style:font-family-generic="swiss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4" style:family="text">
      <style:text-properties fo:color="#00ae00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5" style:family="text">
      <style:text-properties fo:color="#dd4814" fo:font-family="'Courier 10 Pitch'" style:font-pitch="fixed" fo:font-size="26pt" style:text-underline-style="none" fo:font-weight="bold" style:font-size-asian="26pt" style:font-weight-asian="bold" style:font-size-complex="26pt" style:font-weight-complex="bold"/>
    </style:style>
    <style:style style:name="T6" style:family="text">
      <style:text-properties fo:color="#000000" fo:font-family="Arial" style:font-family-generic="swiss" style:font-pitch="variable" fo:font-size="26pt" style:text-underline-style="none" style:font-size-asian="26pt" style:font-size-complex="26pt"/>
    </style:style>
    <style:style style:name="T7" style:family="text">
      <style:text-properties fo:color="#00ae00" fo:font-family="'Courier 10 Pitch'" style:font-pitch="fixed" fo:font-size="26pt" style:text-underline-style="none" style:font-size-asian="26pt" style:font-size-complex="26pt"/>
    </style:style>
    <style:style style:name="T8" style:family="text">
      <style:text-properties fo:color="#ff6633" fo:font-family="'Courier 10 Pitch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9" style:family="text">
      <style:text-properties fo:color="#ff6633" fo:font-family="'Courier 10 Pitch'" style:font-pitch="fixed" fo:font-size="20pt" style:text-underline-style="none" fo:font-weight="bold" style:font-size-asian="20pt" style:font-weight-asian="bold" style:font-size-complex="20pt" style:font-weight-complex="bold"/>
    </style:style>
    <style:style style:name="T10" style:family="text">
      <style:text-properties fo:font-family="Arial" style:font-family-generic="swiss" fo:font-size="20pt" style:font-size-asian="20pt" style:font-size-complex="20pt"/>
    </style:style>
    <style:style style:name="T11" style:family="text">
      <style:text-properties fo:color="#dd4814" fo:font-family="'Courier 10 Pitch'" style:font-pitch="fixed" fo:font-size="20pt" style:font-size-asian="20pt" style:font-size-complex="20pt"/>
    </style:style>
    <style:style style:name="T12" style:family="text">
      <style:text-properties fo:color="#00ae00" fo:font-family="'Courier 10 Pitch'" style:font-pitch="fixed" fo:font-size="20pt" style:font-size-asian="20pt" style:font-size-complex="20pt"/>
    </style:style>
    <style:style style:name="T13" style:family="text">
      <style:text-properties fo:color="#00ae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fo:font-family="Arial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T15" style:family="text">
      <style:text-properties fo:color="#00ae00" fo:font-family="'Courier 10 Pitch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16" style:family="text">
      <style:text-properties fo:color="#000000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T17" style:family="text">
      <style:text-properties fo:color="#000000" fo:font-family="Arial" style:font-family-generic="swiss" style:font-pitch="variable" fo:font-size="20pt" style:text-underline-style="none" style:font-size-asian="20pt" style:font-size-complex="20pt"/>
    </style:style>
    <style:style style:name="T18" style:family="text">
      <style:text-properties fo:color="#ff6633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fo:color="#ff6633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20" style:family="text">
      <style:text-properties fo:color="#00ae00" fo:font-family="'Courier 10 Pitch'" style:font-pitch="fixed" fo:font-size="22pt" style:text-underline-style="none" style:font-size-asian="22pt" style:font-size-complex="22pt"/>
    </style:style>
    <style:style style:name="T21" style:family="text">
      <style:text-properties fo:color="#dc2300" fo:font-family="'Courier 10 Pitch'" style:font-pitch="fixed" fo:font-size="22pt" style:text-underline-style="none" style:font-size-asian="22pt" style:font-size-complex="22pt"/>
    </style:style>
    <style:style style:name="T22" style:family="text">
      <style:text-properties fo:color="#000000" fo:font-family="Arial" style:font-family-generic="swiss" style:font-pitch="variable" fo:font-size="22pt" style:text-underline-style="none" style:font-size-asian="22pt" style:font-size-complex="22pt"/>
    </style:style>
    <style:style style:name="T23" style:family="text">
      <style:text-properties fo:color="#00ae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dd4814" fo:font-family="'Courier New'" style:font-family-generic="modern" style:font-pitch="fixed" fo:font-size="22pt" style:text-underline-style="none" fo:font-weight="bold" style:font-size-asian="22pt" style:font-weight-asian="bold" style:font-size-complex="22pt" style:font-weight-complex="bold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style:use-window-font-color="true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27" style:family="text">
      <style:text-properties style:use-window-font-color="true" fo:font-family="Arial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28" style:family="text">
      <style:text-properties fo:color="#dd4814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style:use-window-font-color="true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31" style:family="text">
      <style:text-properties style:use-window-font-color="true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ff6633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34" style:family="text">
      <style:text-properties fo:color="#ff6633" fo:font-family="'Courier 10 Pitch'" style:font-pitch="fixed" fo:font-size="26pt" style:text-underline-style="none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neca++</text:span></text:p>
          </draw:text-box>
        </draw:frame>
        <draw:frame presentation:style-name="pr2" draw:layer="layout" svg:width="24.639cm" svg:height="12.178cm" svg:x="1.4cm" svg:y="4.914cm" presentation:class="subtitle">
          <draw:text-box>
            <text:p>Chrystian Guth</text:p>
            <text:p>Lucas Pereira</text:p>
            <text:p>Renan Nett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5" draw:layer="layout" svg:width="24.639cm" svg:height="12.179cm" svg:x="1.4cm" svg:y="4.914cm" presentation:class="subtitle" presentation:user-transformed="true">
          <draw:text-box>
            <text:p text:style-name="P4"><text:span text:style-name="T2">O Antlr já possui uma opção de recuperação de erros.</text:span></text:p>
            <text:p text:style-name="P4"><text:span text:style-name="T2"><text:s/></text:span></text:p>
            <text:p text:style-name="P4"><text:span text:style-name="T2">Ao encontrar um símbolo inválido, o Antlr elimina o símbolo bem como todos os próximos símbolos seguintes até encontrar um </text:span><text:span text:style-name="T3">follow</text:span><text:span text:style-name="T2"> do símbolo inválido.</text:span></text:p>
            <text:p text:style-name="P4"><text:span text:style-name="T2"/></text:p>
            <text:p text:style-name="P4"><text:span text:style-name="T2">Entretanto, o Antlr trata de forma especial os casos de </text:span><text:span text:style-name="T3">UnwantedTokenException</text:span><text:span text:style-name="T2"> e </text:span><text:span text:style-name="T3">MissingTokenException</text:span><text:span text:style-name="T2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6" draw:layer="layout" svg:width="24.639cm" svg:height="12.179cm" svg:x="1.4cm" svg:y="4.916cm" presentation:class="subtitle" presentation:user-transformed="true">
          <draw:text-box>
            <text:p text:style-name="P4"><text:span text:style-name="T2">Ao se deparar com um </text:span><text:span text:style-name="T3">MissingTokenException</text:span><text:span text:style-name="T2">, o Antlr utiliza a estratégia de </text:span><text:span text:style-name="T3">recuperação por inserção</text:span><text:span text:style-name="T2">, inserindo o símbolo faltante.</text:span></text:p>
            <text:p text:style-name="P4"><text:span text:style-name="T2"/></text:p>
            <text:p text:style-name="P4"><text:span text:style-name="T2">Exemplo: </text:span><text:span text:style-name="T4">10 * (12 + 4;</text:span></text:p>
            <text:p text:style-name="P4"><text:span text:style-name="T2"/></text:p>
            <text:p text:style-name="P4"><text:span text:style-name="T2">Como está faltando o </text:span><text:span text:style-name="T5">)</text:span><text:span text:style-name="T2">, o Antlr irá gerar uma mensagem de erro, inserir o símbolo faltante e prosseguir a análise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6" draw:layer="layout" svg:width="24.639cm" svg:height="12.179cm" svg:x="1.4cm" svg:y="4.918cm" presentation:class="subtitle" presentation:user-transformed="true">
          <draw:text-box>
            <text:p text:style-name="P4"><text:span text:style-name="T2">Para os casos de </text:span><text:span text:style-name="T3">UnwantedTokenException</text:span><text:span text:style-name="T2"> o </text:span><text:span text:style-name="T3">Antlr</text:span><text:span text:style-name="T2"> utiliza a estratégia de </text:span><text:span text:style-name="T3">recuperação por remoção</text:span><text:span text:style-name="T2">, removendo o símbolo não desejado. </text:span></text:p>
            <text:p text:style-name="P4"><text:span text:style-name="T2"/></text:p>
            <text:p text:style-name="P4"><text:span text:style-name="T2">Exemplo: </text:span><text:span text:style-name="T4">10 * (12 + 4)</text:span><text:span text:style-name="T5">)</text:span><text:span text:style-name="T4">;</text:span></text:p>
            <text:p text:style-name="P4"><text:span text:style-name="T2"/></text:p>
            <text:p text:style-name="P4"><text:span text:style-name="T2">Como está sobrando o </text:span><text:span text:style-name="T5">)</text:span><text:span text:style-name="T2">, o Antlr irá gerar uma mensagem de erro, verificar se o próximo símbolo era o esperado, e caso seja, irá eliminar o símbolo inválido e prosseguir com a anális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6" draw:layer="layout" svg:width="24.639cm" svg:height="13.494cm" svg:x="1.4cm" svg:y="4.261cm" presentation:class="subtitle" presentation:user-transformed="true">
          <draw:text-box>
            <text:p text:style-name="P4"><text:span text:style-name="T6">Optamos por tratar todos os erros de reconhecimento de forma igual: eliminando todos os símbolos até encontrar um </text:span><text:span text:style-name="T3">follow</text:span><text:span text:style-name="T6"> do símbolo inválido.</text:span></text:p>
            <text:p text:style-name="P4"><text:span text:style-name="T6"/></text:p>
            <text:p text:style-name="P4"><text:span text:style-name="T6">O Antlr utiliza os seguintes métodos para recuperação de erros:</text:span></text:p>
            <text:p text:style-name="P4"><text:span text:style-name="T7"><text:tab/></text:span><text:span text:style-name="T7">recover</text:span></text:p>
            <text:p text:style-name="P4"><text:span text:style-name="T7"><text:tab/></text:span><text:span text:style-name="T7">recoverFromMismatchedToken</text:span></text:p>
            <text:p text:style-name="P4"><text:span text:style-name="T7"><text:tab/></text:span><text:span text:style-name="T7">RecoverFromMismatchedSet</text:span></text:p>
            <text:p text:style-name="P4"><text:span text:style-name="T7"/></text:p>
            <text:p text:style-name="P4"><text:span text:style-name="T6">Onde os dois últimos são utilizados para os casos especiais mencionados anteriormente.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1">Tratamento de erros sintáticos</text:span></text:p>
          </draw:text-box>
        </draw:frame>
        <draw:frame presentation:style-name="pr5" draw:text-style-name="P8" draw:layer="layout" svg:width="24.639cm" svg:height="13.96cm" svg:x="1.4cm" svg:y="3.995cm" presentation:class="subtitle" presentation:user-transformed="true">
          <draw:text-box>
            <text:p text:style-name="P7"><text:span text:style-name="T8">fontes/g/</text:span><text:span text:style-name="T9">CanecaSintatico.g</text:span></text:p>
            <text:p text:style-name="P7"><text:span text:style-name="T10"/></text:p>
            <text:p text:style-name="P7"><text:span text:style-name="T11">@members {</text:span></text:p>
            <text:p text:style-name="P7"><text:span text:style-name="T11">...</text:span></text:p>
            <text:p text:style-name="P7"><text:span text:style-name="T12">@Override</text:span></text:p>
            <text:p text:style-name="P7"><text:span text:style-name="T12">public void recover(IntStream entrada, RecognitionException erro) {</text:span></text:p>
            <text:p text:style-name="P7"><text:span text:style-name="T12"><text:tab/></text:span><text:span text:style-name="T13">if (state.lastErrorIndex == entrada.index()) {</text:span></text:p>
            <text:p text:style-name="P7"><text:span text:style-name="T13"><text:tab/></text:span><text:span text:style-name="T13"><text:tab/></text:span><text:span text:style-name="T13"><text:tab/></text:span><text:span text:style-name="T13">entrada.consume();</text:span></text:p>
            <text:p text:style-name="P7"><text:span text:style-name="T13"><text:tab/></text:span><text:span text:style-name="T13">}</text:span></text:p>
            <text:p text:style-name="P7"><text:span text:style-name="T12"><text:tab/></text:span><text:span text:style-name="T12">state.lastErrorIndex = entrada.index();</text:span></text:p>
            <text:p text:style-name="P7"><text:span text:style-name="T12"><text:tab/></text:span><text:span text:style-name="T12">BitSet conjuntoDeFollows = computeErrorRecoverySet();</text:span></text:p>
            <text:p text:style-name="P7"><text:span text:style-name="T12"><text:tab/></text:span><text:span text:style-name="T12">beginResync();</text:span></text:p>
            <text:p text:style-name="P7"><text:span text:style-name="T12"><text:tab/></text:span><text:span text:style-name="T12">consumeUntil(entrada, conjuntoDeFollows);</text:span></text:p>
            <text:p text:style-name="P7"><text:span text:style-name="T12"><text:tab/></text:span><text:span text:style-name="T12">endResync();</text:span></text:p>
            <text:p text:style-name="P7"><text:span text:style-name="T12">}</text:span></text:p>
            <text:p text:style-name="P7"><text:span text:style-name="T11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1">Tratamento de erros sintáticos</text:span></text:p>
          </draw:text-box>
        </draw:frame>
        <draw:frame presentation:style-name="pr5" draw:text-style-name="P10" draw:layer="layout" svg:width="24.639cm" svg:height="13.975cm" svg:x="1.4cm" svg:y="3.988cm" presentation:class="subtitle" presentation:user-transformed="true">
          <draw:text-box>
            <text:p text:style-name="P9"><text:span text:style-name="T11">...</text:span></text:p>
            <text:p text:style-name="P9"><text:span text:style-name="T12">@Override</text:span></text:p>
            <text:p text:style-name="P9"><text:span text:style-name="T12">public Object recoverFromMismatchedToken(IntStream entrada, int tipoDoSimbolo, BitSet conjuntoDeFollows) throws RecognitionException {</text:span></text:p>
            <text:p text:style-name="P9"><text:span text:style-name="T12"><text:tab/></text:span><text:span text:style-name="T12">throw new MismatchedTokenException(tipoDoSimbolo, entrada);</text:span></text:p>
            <text:p text:style-name="P9"><text:span text:style-name="T12">}</text:span></text:p>
            <text:p text:style-name="P9"><text:span text:style-name="T12"/></text:p>
            <text:p text:style-name="P9"><text:span text:style-name="T12">@Override</text:span></text:p>
            <text:p text:style-name="P9"><text:span text:style-name="T12">public Object recoverFromMismatchedSet(IntStream entrada, RecognitionException erro, BitSet conjuntoDeFollows) throws RecognitionException {</text:span></text:p>
            <text:p text:style-name="P9"><text:span text:style-name="T12"><text:tab/></text:span><text:span text:style-name="T12">throw erro;</text:span></text:p>
            <text:p text:style-name="P9"><text:span text:style-name="T12">}</text:span></text:p>
            <text:p text:style-name="P9"><text:span text:style-name="T11">...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1">Tratamento de erros léxicos</text:span></text:p>
          </draw:text-box>
        </draw:frame>
        <draw:frame presentation:style-name="pr5" draw:text-style-name="P8" draw:layer="layout" svg:width="24.639cm" svg:height="12.179cm" svg:x="1.4cm" svg:y="4.886cm" presentation:class="subtitle" presentation:user-transformed="true">
          <draw:text-box>
            <text:p text:style-name="P9"><text:span text:style-name="T8">fontes/g/</text:span><text:span text:style-name="T9">CanecaLexico.g</text:span></text:p>
            <text:p text:style-name="P9"><text:span text:style-name="T9"/></text:p>
            <text:p text:style-name="P9"><text:span text:style-name="T11">@members {</text:span></text:p>
            <text:p text:style-name="P9"><text:span text:style-name="T11">...</text:span></text:p>
            <text:p text:style-name="P9"><text:span text:style-name="T12">@Override</text:span></text:p>
            <text:p text:style-name="P9"><text:span text:style-name="T12">public void recover(RecognitionException erro) {</text:span></text:p>
            <text:p text:style-name="P9"><text:span text:style-name="T12"><text:tab/></text:span><text:span text:style-name="T12">input.consume();</text:span></text:p>
            <text:p text:style-name="P9"><text:span text:style-name="T12">}</text:span></text:p>
            <text:p text:style-name="P9"><text:span text:style-name="T11">...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1">Arvore sintática</text:span></text:p>
          </draw:text-box>
        </draw:frame>
        <draw:frame presentation:style-name="pr5" draw:text-style-name="P8" draw:layer="layout" svg:width="24.639cm" svg:height="12.179cm" svg:x="1.4cm" svg:y="4.917cm" presentation:class="subtitle" presentation:user-transformed="true">
          <draw:text-box>
            <text:p text:style-name="P4"><text:span text:style-name="T14">O Antlr possui uma opção para gerar automaticamente a árvore sintática:</text:span></text:p>
            <text:p text:style-name="P4"><text:span text:style-name="T14"/></text:p>
            <text:p text:style-name="P9"><text:span text:style-name="T8">fontes/g/</text:span><text:span text:style-name="T9">CanecaArvore.g</text:span></text:p>
            <text:p text:style-name="P9"><text:span text:style-name="T9"/></text:p>
            <text:p text:style-name="P9"><text:span text:style-name="T15">options {</text:span></text:p>
            <text:p text:style-name="P9"><text:span text:style-name="T15"><text:tab/></text:span><text:span text:style-name="T15">output = AST;</text:span></text:p>
            <text:p text:style-name="P9"><text:span text:style-name="T15">}</text:span></text:p>
            <text:p text:style-name="P4"><text:span text:style-name="T14"><text:s/></text:span></text:p>
            <text:p text:style-name="P4"><text:span text:style-name="T14">Entretanto, a árvore gerada consiste de um nodo pai contendo, em um mesmo nível da árvore, todas as sub-regras reconhecidas. Se nada for especificado, o Antlr irá gerar uma “</text:span><text:span text:style-name="T16">flat tree”</text:span><text:span text:style-name="T14">.</text:span></text:p>
            <text:p text:style-name="P4"><text:span text:style-name="T14"/></text:p>
            <text:p text:style-name="P4"><text:span text:style-name="T17">Para gerar uma árvore com uma estrutura mais adequada é necessário dizer ao Antlr o nodo raiz das sub-regra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1">Arvore sintática</text:span></text:p>
          </draw:text-box>
        </draw:frame>
        <draw:frame presentation:style-name="pr5" draw:text-style-name="P6" draw:layer="layout" svg:width="24.639cm" svg:height="12.179cm" svg:x="1.4cm" svg:y="4.916cm" presentation:class="subtitle" presentation:user-transformed="true">
          <draw:text-box>
            <text:p text:style-name="P4"><text:span text:style-name="T2">O Antlr fornece o módulo </text:span><text:span text:style-name="T3">tree rewrite syntax</text:span><text:span text:style-name="T2"> que possibilita reescrever as regras sintáticas bem como manipular a árvore de sintaxe.</text:span></text:p>
            <text:p text:style-name="P4"><text:span text:style-name="T2"/></text:p>
            <text:p text:style-name="P4"><text:span text:style-name="T2">Com o </text:span><text:span text:style-name="T3">tree rewrite syntax</text:span><text:span text:style-name="T2"> também é possível remover informações que são</text:span><text:span text:style-name="T3"> </text:span><text:span text:style-name="T2">necessárias apenas para a descrição da linguagem mas não têm importância no processo de geração de códig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1">Arvore sintática</text:span></text:p>
          </draw:text-box>
        </draw:frame>
        <draw:frame presentation:style-name="pr5" draw:text-style-name="P11" draw:layer="layout" svg:width="24.639cm" svg:height="12.179cm" svg:x="1.4cm" svg:y="4.918cm" presentation:class="subtitle" presentation:user-transformed="true">
          <draw:text-box>
            <text:p text:style-name="P9"><text:span text:style-name="T18">fontes/g/</text:span><text:span text:style-name="T19">CanecaArvore.g</text:span></text:p>
            <text:p text:style-name="P4"><text:span text:style-name="T20"/></text:p>
            <text:p text:style-name="P4"><text:span text:style-name="T20">listaDeParametros</text:span></text:p>
            <text:p text:style-name="P4"><text:span text:style-name="T20">: PARENTESE_ESQUERDO (expressao (SEPARADOR expressao)*)? PARENTESE_DIREITO</text:span></text:p>
            <text:p text:style-name="P4"><text:span text:style-name="T21">-&gt; ^(PARAMETROS_ (expressao)*)</text:span></text:p>
            <text:p text:style-name="P4"><text:span text:style-name="T20">;</text:span></text:p>
            <text:p text:style-name="P4"><text:span text:style-name="T20"/></text:p>
            <text:p text:style-name="P9"><text:span text:style-name="T22">A regra </text:span><text:span text:style-name="T23">listaDeParametros</text:span><text:span text:style-name="T22"> é reescrita de modo que a saída gerada (a árvore sintática) não inclua os parenteses e nem os separadores.</text:span></text:p>
            <text:p text:style-name="P9"><text:span text:style-name="T22"/></text:p>
            <text:p text:style-name="P9"><text:span text:style-name="T22">O símbolo </text:span><text:span text:style-name="T24">^</text:span><text:span text:style-name="T22"> é utilizado para indicar que o primeiro item será o nodo raiz da sub-regr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1">Arvore sintática</text:span></text:p>
          </draw:text-box>
        </draw:frame>
        <draw:frame presentation:style-name="pr5" draw:text-style-name="P6" draw:layer="layout" svg:width="24.639cm" svg:height="15.418cm" svg:x="1.4cm" svg:y="3.3cm" presentation:class="subtitle" presentation:user-transformed="true">
          <draw:text-box>
            <text:p text:style-name="P4"><text:span text:style-name="T6"/></text:p>
            <text:p text:style-name="P4"><text:span text:style-name="T6">A reescrita da sub-regra anterior irá resultar na seguinte sub-árvore: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Da mesma forma, a sub-árvore </text:span><text:span text:style-name="T3">expressao</text:span><text:span text:style-name="T6"> será composta por uma outra sub-árvore.</text:span></text:p>
            <text:p text:style-name="P4"><text:span text:style-name="T7"/></text:p>
          </draw:text-box>
        </draw:frame>
        <draw:g>
          <draw:custom-shape draw:style-name="gr2" draw:text-style-name="P13" xml:id="id1" draw:id="id1" draw:layer="layout" svg:width="7.4cm" svg:height="3cm" svg:x="10.6cm" svg:y="6.8cm">
            <text:p text:style-name="P12"><text:span text:style-name="T25">PARAMETROS_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3" xml:id="id2" draw:id="id2" draw:layer="layout" svg:width="5cm" svg:height="3cm" svg:x="1.3cm" svg:y="11.2cm">
            <text:p text:style-name="P12"><text:span text:style-name="T25">expressa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3" xml:id="id3" draw:id="id3" draw:layer="layout" svg:width="5cm" svg:height="3cm" svg:x="8.3cm" svg:y="11.2cm">
            <text:p text:style-name="P12"><text:span text:style-name="T25">expressa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3" xml:id="id4" draw:id="id4" draw:layer="layout" svg:width="5cm" svg:height="3cm" svg:x="20.7cm" svg:y="11.2cm">
            <text:p text:style-name="P12"><text:span text:style-name="T25">expressa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12" draw:layer="layout" draw:type="line" svg:x1="10.6cm" svg:y1="8.3cm" svg:x2="3.8cm" svg:y2="11.2cm" draw:start-shape="id1" draw:start-glue-point="3" draw:end-shape="id2" draw:end-glue-point="0" svg:d="m10600 8300-6800 2900">
            <text:p/>
          </draw:connector>
          <draw:connector draw:style-name="gr4" draw:text-style-name="P12" draw:layer="layout" draw:type="line" svg:x1="14.3cm" svg:y1="9.8cm" svg:x2="10.8cm" svg:y2="11.2cm" draw:start-shape="id1" draw:start-glue-point="2" draw:end-shape="id3" draw:end-glue-point="0" svg:d="m14300 9800-3500 1400">
            <text:p/>
          </draw:connector>
          <draw:connector draw:style-name="gr4" draw:text-style-name="P12" draw:layer="layout" draw:type="line" svg:x1="18cm" svg:y1="8.3cm" svg:x2="23.2cm" svg:y2="11.2cm" draw:start-shape="id1" draw:start-glue-point="1" draw:end-shape="id4" draw:end-glue-point="0" svg:d="m18000 8300 5200 2900">
            <text:p/>
          </draw:connector>
          <draw:connector draw:style-name="gr5" draw:text-style-name="P12" draw:layer="layout" draw:type="line" svg:x1="13.3cm" svg:y1="12.7cm" svg:x2="20.7cm" svg:y2="12.7cm" draw:start-shape="id3" draw:start-glue-point="1" draw:end-shape="id4" draw:end-glue-point="3" svg:d="m13300 12700h7400">
            <text:p/>
          </draw:connector>
        </draw:g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Compilador</text:span></text:p>
          </draw:text-box>
        </draw:frame>
        <draw:frame presentation:style-name="pr2" draw:text-style-name="P14" draw:layer="layout" svg:width="24.639cm" svg:height="14.46cm" svg:x="1.4cm" svg:y="3.779cm" presentation:class="subtitle" presentation:user-transformed="true">
          <draw:text-box>
            <text:p text:style-name="P9"><text:span text:style-name="T26">Nessa terceira etapa o compilador passa a ter novas opções:</text:span></text:p>
            <text:p text:style-name="P9"><text:span text:style-name="T26"/></text:p>
            <text:p text:style-name="P9"><text:span text:style-name="T27">(</text:span><text:span text:style-name="T28">lexica</text:span><text:span text:style-name="T27">) </text:span><text:span text:style-name="T26">Análise léxica com exibição dos erros no cons</text:span><text:span text:style-name="T29">ole.</text:span><text:span text:style-name="T27">(</text:span><text:span text:style-name="T28">sintatica</text:span><text:span text:style-name="T27">)</text:span><text:span text:style-name="T26"> Análise sintática com exibição dos erros no console.</text:span></text:p>
            <text:p text:style-name="P9"><text:span text:style-name="T27">(</text:span><text:span text:style-name="T28">simbolos</text:span><text:span text:style-name="T27">)</text:span><text:span text:style-name="T26"> Apresentação dos símbolos de uma análise.</text:span></text:p>
            <text:p text:style-name="P9"><text:span text:style-name="T27">(</text:span><text:span text:style-name="T28">arvore</text:span><text:span text:style-name="T27">)</text:span><text:span text:style-name="T26"> Apresentação da árvore sintática de uma análise.</text:span></text:p>
            <text:p text:style-name="P9"><text:span text:style-name="T26"/></text:p>
            <text:p text:style-name="P9"><text:span text:style-name="T18">fontes/java/.../</text:span><text:span text:style-name="T19">Compilador.java</text:span></text:p>
            <text:p text:style-name="P9"><text:span text:style-name="T26"/></text:p>
            <text:p text:style-name="P9"><text:span text:style-name="T26">Uso do compilador:</text:span></text:p>
            <text:p text:style-name="P9"><text:span text:style-name="T26"/></text:p>
            <text:p text:style-name="P9"><text:span text:style-name="T30">java -classpath</text:span></text:p>
            <text:p text:style-name="P9"><text:span text:style-name="T30">binarios/class:bibliotecas/jar/antlr.jar</text:span></text:p>
            <text:p text:style-name="P9"><text:span text:style-name="T30">br.ufsc.inf.ine5426.caneca.Compilador.java</text:span></text:p>
            <text:p text:style-name="P9"><text:span text:style-name="T31">&lt;arquivo.caneca&gt;</text:span></text:p>
            <text:p text:style-name="P9"><text:span text:style-name="T31">&lt;opcao: {lexica, sintatica, arvore, simbolo}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1">Exemplos</text:span></text:p>
          </draw:text-box>
        </draw:frame>
        <draw:frame presentation:style-name="pr5" draw:text-style-name="P15" draw:layer="layout" svg:width="24.639cm" svg:height="12.179cm" svg:x="1.4cm" svg:y="4.914cm" presentation:class="subtitle">
          <draw:text-box>
            <text:p text:style-name="P4"><text:span text:style-name="T32">Análise léxica, análise sintática, apresentação dos símbolos e apresentação da árvore sintática dos arquivos:</text:span></text:p>
            <text:p text:style-name="P4"><text:span text:style-name="T33"/></text:p>
            <text:p text:style-name="P4"><text:span text:style-name="T33">fontes/caneca/</text:span><text:span text:style-name="T34">ErrosLexicos.caneca</text:span></text:p>
            <text:p text:style-name="P4"><text:span text:style-name="T33">fontes/caneca/</text:span><text:span text:style-name="T34">ErrosSintaticos.caneca</text:span></text:p>
            <text:p text:style-name="P4"><text:span text:style-name="T33">fontes/caneca/</text:span><text:span text:style-name="T34">AcertosLexicos.caneca</text:span></text:p>
            <text:p text:style-name="P4"><text:span text:style-name="T33">fontes/caneca/</text:span><text:span text:style-name="T34">AcertosSintaticos.canec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ff66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_20__28_var_29_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Silva</meta:initial-creator>
    <meta:creation-date>2012-10-01T16:58:15</meta:creation-date>
    <dc:date>2012-11-09T23:07:53</dc:date>
    <dc:creator>Lucas </dc:creator>
    <meta:editing-duration>PT5H33M15S</meta:editing-duration>
    <meta:editing-cycles>199</meta:editing-cycles>
    <meta:generator>LibreOffice/3.5$Linux_x86 LibreOffice_project/350m1$Build-2</meta:generator>
    <meta:document-statistic meta:object-count="86"/>
  </office:meta>
</office:document-meta>
</file>